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paragraph-properties fo:margin-top="0in" fo:margin-bottom="0in" style:contextual-spacing="false" fo:line-height="100%" fo:text-align="center" style:justify-single-word="false"/>
      <style:text-properties fo:language="en" fo:country="US" officeooo:paragraph-rsid="00132bf1"/>
    </style:style>
    <style:style style:name="P4"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style:font-name-asian="Sorts Mill Goudy1" style:font-size-asian="12pt" style:font-name-complex="Sorts Mill Goudy1" style:font-size-complex="12pt"/>
    </style:style>
    <style:style style:name="P5" style:family="paragraph" style:parent-style-name="Heading_20_3">
      <style:paragraph-properties fo:margin-top="0in" fo:margin-bottom="0in" style:contextual-spacing="false" fo:line-height="100%" fo:text-align="start" style:justify-single-word="false"/>
      <style:text-properties style:font-name="Sorts Mill Goudy" fo:language="en" fo:country="US" style:font-name-asian="Sorts Mill Goudy1" style:font-name-complex="Sorts Mill Goudy1"/>
    </style:style>
    <style:style style:name="P6" style:family="paragraph" style:parent-style-name="Exalted">
      <style:text-properties fo:language="en" fo:country="US"/>
    </style:style>
    <style:style style:name="P7" style:family="paragraph" style:parent-style-name="Exalted">
      <style:paragraph-properties fo:text-align="start" style:justify-single-word="false"/>
      <style:text-properties fo:language="en" fo:country="US"/>
    </style:style>
    <style:style style:name="P8" style:family="paragraph" style:parent-style-name="Exalted">
      <style:paragraph-properties fo:text-align="start" style:justify-single-word="false"/>
      <style:text-properties fo:language="en" fo:country="US" officeooo:paragraph-rsid="001498be"/>
    </style:style>
    <style:style style:name="P9" style:family="paragraph" style:parent-style-name="Exalted">
      <style:paragraph-properties fo:text-align="start" style:justify-single-word="false"/>
      <style:text-properties fo:language="en" fo:country="US" officeooo:paragraph-rsid="001a5ee7"/>
    </style:style>
    <style:style style:name="P10" style:family="paragraph" style:parent-style-name="Exalted">
      <style:paragraph-properties fo:text-align="start" style:justify-single-word="false"/>
      <style:text-properties fo:language="en" fo:country="US" officeooo:paragraph-rsid="00185efe"/>
    </style:style>
    <style:style style:name="P11" style:family="paragraph" style:parent-style-name="Exalted">
      <style:paragraph-properties fo:text-align="start" style:justify-single-word="false"/>
      <style:text-properties fo:language="en" fo:country="US" officeooo:paragraph-rsid="00167940"/>
    </style:style>
    <style:style style:name="P12" style:family="paragraph" style:parent-style-name="Exalted">
      <style:paragraph-properties fo:text-align="start" style:justify-single-word="false"/>
      <style:text-properties fo:language="en" fo:country="US" officeooo:paragraph-rsid="00218a42"/>
    </style:style>
    <style:style style:name="P13" style:family="paragraph" style:parent-style-name="Exalted">
      <style:paragraph-properties fo:text-align="start" style:justify-single-word="false"/>
      <style:text-properties fo:language="en" fo:country="US" officeooo:paragraph-rsid="0031ef1d"/>
    </style:style>
    <style:style style:name="P14" style:family="paragraph" style:parent-style-name="Exalted">
      <style:paragraph-properties fo:text-align="start" style:justify-single-word="false"/>
    </style:style>
    <style:style style:name="P15" style:family="paragraph" style:parent-style-name="Exalted">
      <style:text-properties officeooo:paragraph-rsid="002cf56f"/>
    </style:style>
    <style:style style:name="P16" style:family="paragraph" style:parent-style-name="Exalted">
      <style:text-properties officeooo:paragraph-rsid="002d5b45"/>
    </style:style>
    <style:style style:name="P17" style:family="paragraph" style:parent-style-name="Exalted">
      <style:text-properties officeooo:paragraph-rsid="002f3baa"/>
    </style:style>
    <style:style style:name="P18" style:family="paragraph" style:parent-style-name="Heading_20_2">
      <style:text-properties fo:language="en" fo:country="US"/>
    </style:style>
    <style:style style:name="P19" style:family="paragraph" style:parent-style-name="Heading_20_3">
      <style:text-properties fo:color="#3d85c6" loext:opacity="100%" style:font-name="Goudy" fo:font-size="12pt" fo:language="en" fo:country="US" officeooo:rsid="002d5b45" officeooo:paragraph-rsid="002d5b45" style:letter-kerning="false" style:font-name-asian="Modern Antiqua1" style:font-size-asian="12pt" style:language-asian="zh" style:country-asian="CN" style:font-name-complex="Modern Antiqua1" style:font-size-complex="12pt" style:language-complex="hi" style:country-complex="IN"/>
    </style:style>
    <style:style style:name="P20" style:family="paragraph" style:parent-style-name="Heading_20_1" style:master-page-name="Standard">
      <style:paragraph-properties fo:margin-top="0in" fo:margin-bottom="0in" style:contextual-spacing="false" fo:line-height="100%" fo:text-align="center" style:justify-single-word="false" style:page-number="auto"/>
      <style:text-properties fo:language="en" fo:country="US" officeooo:paragraph-rsid="00132bf1"/>
    </style:style>
    <style:style style:name="P21" style:family="paragraph" style:parent-style-name="Exalted">
      <style:paragraph-properties fo:text-align="start" style:justify-single-word="false"/>
      <style:text-properties officeooo:paragraph-rsid="0031ef1d"/>
    </style:style>
    <style:style style:name="P22" style:family="paragraph" style:parent-style-name="Exalted">
      <style:paragraph-properties fo:text-align="start" style:justify-single-word="false"/>
      <style:text-properties officeooo:paragraph-rsid="003b09f1"/>
    </style:style>
    <style:style style:name="P23" style:family="paragraph" style:parent-style-name="Exalted">
      <style:paragraph-properties fo:text-align="start" style:justify-single-word="false"/>
      <style:text-properties fo:language="en" fo:country="US"/>
    </style:style>
    <style:style style:name="P24" style:family="paragraph" style:parent-style-name="Exalted">
      <style:paragraph-properties fo:text-align="start" style:justify-single-word="false"/>
      <style:text-properties officeooo:rsid="003b09f1" officeooo:paragraph-rsid="003b09f1"/>
    </style:style>
    <style:style style:name="P25" style:family="paragraph" style:parent-style-name="Heading_20_10">
      <style:text-properties fo:language="en" fo:country="US"/>
    </style:style>
    <style:style style:name="P26" style:family="paragraph" style:parent-style-name="Heading_20_2">
      <style:paragraph-properties fo:break-before="page"/>
    </style:style>
    <style:style style:name="P27" style:family="paragraph" style:parent-style-name="Heading_20_3">
      <style:paragraph-properties fo:margin-top="0in" fo:margin-bottom="0in" style:contextual-spacing="false" fo:line-height="100%" fo:text-align="start" style:justify-single-word="false"/>
      <style:text-properties fo:color="#3d85c6" loext:opacity="100%" style:font-name="Sorts Mill Goudy" fo:font-size="12pt" fo:language="en" fo:country="US" officeooo:rsid="003b09f1" officeooo:paragraph-rsid="003b09f1" style:letter-kerning="false" style:font-name-asian="Sorts Mill Goudy1" style:font-size-asian="12pt" style:language-asian="zh" style:country-asian="CN" style:font-name-complex="Sorts Mill Goudy1" style:font-size-complex="12pt" style:language-complex="hi" style:country-complex="IN"/>
    </style:style>
    <style:style style:name="T1" style:family="text">
      <style:text-properties fo:font-weight="bold" style:font-weight-asian="bold"/>
    </style:style>
    <style:style style:name="T2" style:family="text">
      <style:text-properties officeooo:rsid="0009ae32"/>
    </style:style>
    <style:style style:name="T3" style:family="text">
      <style:text-properties fo:font-weight="normal" officeooo:rsid="0009ae32" style:font-weight-asian="normal" style:font-weight-complex="normal"/>
    </style:style>
    <style:style style:name="T4" style:family="text">
      <style:text-properties style:use-window-font-color="true" loext:opacity="0%" style:font-name="Times New Roman" fo:font-size="10pt" officeooo:rsid="000f4b3c"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10cfa7"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167940"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218a42"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1cdea"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22b2d"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31ef1d"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3a3c2e"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US" officeooo:rsid="0026f498"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US" officeooo:rsid="00288328"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US" officeooo:rsid="0031ef1d"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US" officeooo:rsid="003a3c2e"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US" officeooo:rsid="003b09f1"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US" fo:font-style="normal" fo:font-weight="normal" officeooo:rsid="012870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US" fo:font-style="normal" fo:font-weight="normal" officeooo: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US" fo:font-style="normal" fo:font-weight="normal" officeooo:rsid="016615c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US" fo:font-style="normal" fo:font-weight="normal" officeooo:rsid="0129e16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US" fo:font-style="normal" fo:font-weight="normal" officeooo:rsid="0167d70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US" fo:font-style="normal" fo:font-weight="normal" officeooo:rsid="002d5b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 style:family="text">
      <style:text-properties style:use-window-font-color="true" loext:opacity="0%" style:font-name="Times New Roman" fo:font-size="10pt" fo:language="en" fo:country="US" fo:font-style="normal" fo:font-weight="normal" officeooo:rsid="002f3ba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 style:family="text">
      <style:text-properties style:use-window-font-color="true" loext:opacity="0%" style:font-name="Times New Roman" fo:font-size="10pt" fo:language="en" fo:country="US" fo:font-style="normal" fo:font-weight="normal" officeooo:rsid="0030773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8" style:family="text">
      <style:text-properties style:use-window-font-color="true" loext:opacity="0%" style:font-name="Times New Roman" fo:font-size="10pt" fo:language="en" fo:country="US" fo:font-style="normal" fo:font-weight="normal" officeooo:rsid="003e9cb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9"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0" style:family="text">
      <style:text-properties officeooo:rsid="00218a42"/>
    </style:style>
    <style:style style:name="T31" style:family="text">
      <style:text-properties fo:language="en" fo:country="US"/>
    </style:style>
    <style:style style:name="T32" style:family="text">
      <style:text-properties fo:language="en" fo:country="US" fo:font-style="italic" style:font-style-asian="italic"/>
    </style:style>
    <style:style style:name="T33" style:family="text">
      <style:text-properties fo:language="en" fo:country="US" officeooo:rsid="00288328"/>
    </style:style>
    <style:style style:name="T34" style:family="text">
      <style:text-properties fo:language="en" fo:country="US" fo:font-weight="bold" style:font-weight-asian="bold"/>
    </style:style>
    <style:style style:name="T35" style:family="text">
      <style:text-properties fo:language="en" fo:country="US" officeooo:rsid="003a3c2e"/>
    </style:style>
    <style:style style:name="T36" style:family="text">
      <style:text-properties fo:language="en" fo:country="US" officeooo:rsid="003b09f1"/>
    </style:style>
    <style:style style:name="T37" style:family="text">
      <style:text-properties officeooo:rsid="00382259"/>
    </style:style>
    <style:style style:name="T38" style:family="text">
      <style:text-properties officeooo:rsid="003a3c2e"/>
    </style:style>
    <style:style style:name="T39" style:family="text">
      <style:text-properties officeooo:rsid="003b09f1"/>
    </style:style>
    <style:style style:name="T40" style:family="text">
      <style:text-properties officeooo:rsid="003e9cb8"/>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Charms</text:h>
      <text:h text:style-name="P3" text:outline-level="1"/>
      <text:section text:style-name="Sect1" text:name="Section1">
        <text:h text:style-name="P18" text:outline-level="2">Shapeshifting</text:h>
        <text:h text:style-name="P4" text:outline-level="3">Hybrid Body Rearrangement</text:h>
        <text:p text:style-name="P7"><text:span text:style-name="T1">Cost: </text:span>3m<text:line-break/><text:span text:style-name="T1">Type:</text:span> <text:span text:style-name="T4">Free</text:span> Action (Scene)<text:line-break/><text:span text:style-name="T1">Mins:</text:span> Shapeshifting 1</text:p>
        <text:p text:style-name="P6">The Lunar becomes able to manifest a Boon of one of their known animal forms by only partially shifting their body.</text:p>
        <text:h text:style-name="P4" text:outline-level="3">Life of the Hummingbird</text:h>
        <text:p text:style-name="P14"><text:span text:style-name="T34">Cost: </text:span><text:span text:style-name="T31">5m<text:line-break/></text:span><text:span text:style-name="T34">Type:</text:span><text:span text:style-name="T31"> </text:span><text:span text:style-name="T14">Simple; </text:span><text:span text:style-name="T31">Scene<text:line-break/></text:span><text:span text:style-name="T34">Mins:</text:span><text:span text:style-name="T31"> Shapeshifting 1</text:span></text:p>
        <text:p text:style-name="P7">A form may be stolen by simply the taste of an other’<text:span text:style-name="T37">s</text:span> blood, allowing the Lunar to use the form for One Scene. The scene does not have to be the same one in which the blood was taken, but cannot be more than 2 days apart.</text:p>
        <text:p text:style-name="P7">The form taken must still adhere to what forms the Lunar could take.</text:p>
        <text:p text:style-name="P7">The amount taken is enough to cause a sharp pain to the target—enough to be noticed and potentially attributed to a particularly nasty scratch or cut, but not so much that it is considered a wound or impairs the target.</text:p>
        <text:h text:style-name="P5" text:outline-level="3">Changing Plumage Mastery</text:h>
        <text:p text:style-name="P21"><text:span text:style-name="T34">Cost: </text:span><text:span text:style-name="T31">2m<text:line-break/></text:span><text:span text:style-name="T34">Type:</text:span><text:span text:style-name="T31"> </text:span><text:span text:style-name="T15">Free Action</text:span><text:span text:style-name="T14">; </text:span><text:span text:style-name="T31">Scene<text:line-break/></text:span><text:span text:style-name="T34">Mins:</text:span><text:span text:style-name="T31"> Shapeshifting 1</text:span></text:p>
        <text:p text:style-name="P7">The Lunar may alter their known forms into different patterns and markings that could plausibly be part of their form, ranging from colors to patterning to even texture.</text:p>
        <text:p text:style-name="P7">If they have Prey’s Skin Disguise, they also may mimic and alter clothing.</text:p>
        <text:p text:style-name="P14"><text:span text:style-name="T31">Accurately Mimicking a </text:span><text:span text:style-name="T32">specific </text:span><text:span text:style-name="T31">pattern is a contested roll of (</text:span><text:span text:style-name="T12">Wits</text:span><text:span text:style-name="T31"> + Shapeshifting) vs. the target’s (Insight + Awareness) defense.</text:span></text:p>
        <text:h text:style-name="P4" text:outline-level="3">Prey’s Skin Disguise</text:h>
        <text:p text:style-name="P8"><text:span text:style-name="T1">Cost: </text:span>--<text:line-break/><text:span text:style-name="T1">Type:</text:span> Permanent<text:line-break/><text:span text:style-name="T1">Mins:</text:span> Shapeshifting 2</text:p>
        <text:p text:style-name="P7">The Lunar is able to take the forms of Humans and other humanoid mortals (such as Dragon Kings and Mountain Folk).</text:p>
        <text:h text:style-name="P4" text:outline-level="3">Emerald Grasshopper Form</text:h>
        <text:p text:style-name="P13"><text:span text:style-name="T1">Cost: </text:span>--;<text:line-break/><text:span text:style-name="T1">Type:</text:span> Permanent<text:line-break/><text:span text:style-name="T1">Mins:</text:span> Shapeshifting 3</text:p>
        <text:p text:style-name="P7">The Size Boon of <text:span text:style-name="T1">Minuscule </text:span>becomes available to the Lunar, allowing them to express this boon and shapeshift into creatures this size.</text:p>
        <text:h text:style-name="P4" text:outline-level="3">Towering Beast Form</text:h>
        <text:p text:style-name="P9"><text:span text:style-name="T1">Cost: </text:span>--<text:line-break/><text:span text:style-name="T1">Type:</text:span> Permanent<text:line-break/><text:span text:style-name="T1">Mins:</text:span> Shapeshifting 3</text:p>
        <text:p text:style-name="P7">The Size Boon of <text:span text:style-name="T1">Giant</text:span> becomes available to the Lunar, allowing them to express this boon and shapeshift into creatures this size.</text:p>
        <text:h text:style-name="P4" text:outline-level="3">Spirit-Stealing Form</text:h>
        <text:p text:style-name="P10"><text:span text:style-name="T1">Cost: </text:span>--<text:line-break/><text:span text:style-name="T1">Type:</text:span> Permanent<text:line-break/><text:span text:style-name="T1">Mins:</text:span> Shapeshifting 4</text:p>
        <text:p text:style-name="P7">The Lunar is able to take the forms of Spirits, Demons, Elementals and other such mythical creatures, so long as the target has an Essence Rating Equal to or less than the Lunar’s.</text:p>
        <text:h text:style-name="P25" text:outline-level="10">Greater Charms</text:h>
        <text:h text:style-name="P19" text:outline-level="3">Gift of the Moon</text:h>
        <text:p text:style-name="P16"><text:span text:style-name="T29">Cost: </text:span><text:span text:style-name="T18">--</text:span><text:span text:style-name="T19"><text:line-break/></text:span><text:span text:style-name="T29">Type: </text:span><text:span text:style-name="T20">Permanent</text:span><text:span text:style-name="T19"><text:line-break/></text:span><text:span text:style-name="T29">Mins: </text:span><text:span text:style-name="T25">Shapeshifting</text:span><text:span text:style-name="T18"> </text:span><text:span text:style-name="T21">5</text:span></text:p>
        <text:p text:style-name="P15"><text:span text:style-name="T21">Y</text:span><text:span text:style-name="T17">ou may now perform Projects to grant the </text:span><text:span text:style-name="T22">Rank 4</text:span><text:span text:style-name="T17"> </text:span><text:a xlink:type="simple" xlink:href="#Endowment" text:style-name="Internet_20_link" text:visited-style-name="Visited_20_Internet_20_Link">Endowment</text:a><text:span text:style-name="T17"> Merit </text:span><text:span text:style-name="T25">of Shapeshifting </text:span><text:span text:style-name="T23">to </text:span><text:span text:style-name="T24">those with significant ties to the character.</text:span></text:p>
        <text:p text:style-name="P17"><text:span text:style-name="T24">Y</text:span><text:span text:style-name="T26">ou may grant Rank 3 to groups, which self-perpetuates without your influence, based on a method that you decide. The maximum </text:span><text:span text:style-name="T27">number of</text:span><text:span text:style-name="T26"> people it can effect is limited to a </text:span><text:span text:style-name="T28">Village</text:span><text:span text:style-name="T26">’s population.</text:span></text:p>
        <text:h text:style-name="P4" text:outline-level="3">Constant Quicksilver Rearrangement</text:h>
        <text:p text:style-name="P8"><text:span text:style-name="T1">Cost: </text:span>--<text:line-break/><text:span text:style-name="T1">Type:</text:span> Permanent<text:line-break/> <text:span text:style-name="T1">Mins:</text:span> Shapeshifting 4</text:p>
        <text:p text:style-name="P14"><text:span text:style-name="T31">All shapeshifting actions may be performed Instantaneously, </text:span><text:span text:style-name="T33">without mote cost</text:span><text:span text:style-name="T31">, and are considered Reflexive instead of </text:span><text:span text:style-name="T13">Free Action</text:span><text:span text:style-name="T31">.</text:span></text:p>
        <text:h text:style-name="P4" text:outline-level="3">Insidious Lunar Transformation</text:h>
        <text:p text:style-name="P11"><text:span text:style-name="T1">Cost: </text:span><text:span text:style-name="T3">8</text:span>m, <text:span text:style-name="T30">(3</text:span><text:span text:style-name="T2">i</text:span><text:span text:style-name="T30">)</text:span><text:line-break/><text:span text:style-name="T1">Type:</text:span> <text:span text:style-name="T5">Simple; </text:span><text:span text:style-name="T6">Scene</text:span><text:line-break/><text:span text:style-name="T1">Mins:</text:span> Shapeshifting 4</text:p>
        <text:p text:style-name="P12">By pouring their own blood <text:span text:style-name="T7">(worth 2 Endurance) </text:span><text:s/>into a target, the Lunar instantly alters the form of another into an animal from their Heart’s Blood library. This effect will last until the remainder of the Scene.</text:p>
        <text:p text:style-name="P12">If done in combat, t<text:span text:style-name="T7">his action must be done in </text:span><text:span text:style-name="T8">Melee</text:span><text:span text:style-name="T7"> Range, </text:span><text:span text:style-name="T9">with 3 Impulse.</text:span></text:p>
        <text:p text:style-name="P7">If the target is unwilling, the Lunar must first succeed on a (Essence + Shapeshifting) roll vs the target’s Resolve.</text:p>
        <text:h text:style-name="P26" text:outline-level="2">Craft</text:h>
        <text:h text:style-name="P27" text:outline-level="3">Clay-Wetting Practice</text:h>
        <text:p text:style-name="P22"><text:span text:style-name="T34">Cost: </text:span><text:span text:style-name="T31">2m<text:line-break/></text:span><text:span text:style-name="T34">Type:</text:span><text:span text:style-name="T31"> </text:span><text:span text:style-name="T16">Simple</text:span><text:span text:style-name="T15"> Action</text:span><text:span text:style-name="T14">; </text:span><text:span text:style-name="T31">Scene<text:line-break/></text:span><text:span text:style-name="T34">Mins:</text:span><text:span text:style-name="T31"> </text:span><text:span text:style-name="T36">Craft 3; </text:span><text:span text:style-name="T31">Shapeshifting </text:span><text:span text:style-name="T36">2</text:span></text:p>
        <text:p text:style-name="P24"><text:span text:style-name="T36">Y</text:span><text:span text:style-name="T31">ou can change material as though you were shapeshifting it. &lt;&lt;TODO&gt;&gt;</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9T14:04:19.955000000</dc:date>
    <meta:editing-cycles>44</meta:editing-cycles>
    <dc:title>Charms</dc:title>
    <meta:editing-duration>PT2H32M42S</meta:editing-duration>
    <meta:generator>LibreOffice/7.0.3.1$Windows_X86_64 LibreOffice_project/d7547858d014d4cf69878db179d326fc3483e082</meta:generator>
    <dc:creator>Samuel Smith</dc:creator>
    <meta:document-statistic meta:table-count="0" meta:image-count="0" meta:object-count="0" meta:page-count="2" meta:paragraph-count="48" meta:word-count="568" meta:character-count="3347" meta:non-whitespace-character-count="2827"/>
  </office:meta>
</office:document-meta>
</file>